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ContextImpl.ImportContextImpl( Item importRoot , String systemId , InputContext inputCtx , MimeResolver mime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ContextImpl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is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Property( Object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ContextImpl.ImportContextImpl( Item importRoot , String systemId , InputStream in , IOListener io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Modifica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Mi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h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Impor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ImportContextImpl( Item importRoot , String systemId , InputStream in , IOListener ioListener , MimeResolver mime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ContextImpl.ImportContextImpl( Item importRoot , String systemId , InputContext input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portContextImpl.checkComp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ContextImpl.getIO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portContextImpl.getContentLeng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ContextImpl.getContentLangu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ContextImpl.informCompleted( boolean su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